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Mono" svg:font-family="'Droid Sans Mono', 'Courier New', monospace, 'Droid Sans Fallback'"/>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margin-top="0in" fo:margin-bottom="0in" loext:contextual-spacing="false" fo:line-height="100%"/>
      <style:text-properties officeooo:paragraph-rsid="0052fca7"/>
    </style:style>
    <style:style style:name="P2" style:family="paragraph" style:parent-style-name="Text_20_body">
      <style:paragraph-properties fo:margin-top="0in" fo:margin-bottom="0in" loext:contextual-spacing="false" fo:line-height="100%"/>
      <style:text-properties fo:color="#ce181e" officeooo:paragraph-rsid="0052fca7"/>
    </style:style>
    <style:style style:name="P3" style:family="paragraph" style:parent-style-name="Standard">
      <style:paragraph-properties fo:margin-top="0in" fo:margin-bottom="0in" loext:contextual-spacing="false" fo:line-height="100%"/>
      <style:text-properties officeooo:paragraph-rsid="00514c77"/>
    </style:style>
    <style:style style:name="P4" style:family="paragraph" style:parent-style-name="Heading_20_2">
      <style:paragraph-properties fo:margin-top="0in" fo:margin-bottom="0in" loext:contextual-spacing="false" fo:line-height="100%"/>
      <style:text-properties officeooo:paragraph-rsid="0052fca7"/>
    </style:style>
    <style:style style:name="P5" style:family="paragraph" style:parent-style-name="Text_20_body">
      <style:text-properties officeooo:paragraph-rsid="00514c77"/>
    </style:style>
    <style:style style:name="P6" style:family="paragraph" style:parent-style-name="Heading_20_2">
      <style:text-properties officeooo:paragraph-rsid="00514c77"/>
    </style:style>
    <style:style style:name="P7" style:family="paragraph" style:parent-style-name="Contents_20_2">
      <style:paragraph-properties>
        <style:tab-stops>
          <style:tab-stop style:position="6.7283in" style:type="right" style:leader-style="dotted" style:leader-text="."/>
        </style:tab-stops>
      </style:paragraph-properties>
    </style:style>
    <style:style style:name="P8" style:family="paragraph" style:parent-style-name="Text_20_body" style:list-style-name="L1"/>
    <style:style style:name="P9" style:family="paragraph" style:parent-style-name="Text_20_body" style:list-style-name="L1">
      <style:paragraph-properties fo:margin-top="0in" fo:margin-bottom="0in" loext:contextual-spacing="false"/>
    </style:style>
    <style:style style:name="T1" style:family="text">
      <style:text-properties style:font-name="Arial" officeooo:rsid="00514c77"/>
    </style:style>
    <style:style style:name="T2" style:family="text">
      <style:text-properties fo:color="#ce181e"/>
    </style:style>
    <style:style style:name="T3" style:family="text">
      <style:text-properties fo:background-color="#fff200" loext:char-shading-value="0"/>
    </style:style>
    <style:style style:name="T4" style:family="text">
      <style:text-properties fo:background-color="#fff200" loext:char-shading-value="0"/>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 text:outline-level="2"><text:bookmark-start text:name="__RefHeading___Toc390_220397779"/><text:span text:style-name="Source_20_Text"><text:span text:style-name="T1">Introduction to the Responsive Web Design Challenges</text:span></text:span><text:bookmark-end text:name="__RefHeading___Toc390_220397779"/></text:h>
      <text:p text:style-name="Text_20_body">Today, there are many types of devices that can access the web. They range from large desktop computers to small mobile phones. These devices have different screen sizes, resolutions, and processing power. Responsive Web Design is an approach to designing web content that responds to the constraints of different devices. The page structure and CSS rules should be flexible to accommodate these differences. In general, design the page's CSS to your target audience. If you expect most of your traffic to be from mobile users, take a 'mobile-first' approach. Then add conditional rules for larger screen sizes. If your visitors are desktop users, then design for larger screens with conditional rules for smaller sizes. CSS gives you the tools to write different style rules, then apply them depending on the device displaying the page. This section will cover the basic ways to use CSS for Responsive Web Design.</text:p>
      <text:p text:style-name="P5"><text:span text:style-name="Source_20_Text"><text:span text:style-name="T1"/></text:span></text:p>
      <text:p text:style-name="Horizontal_20_Line"><text:span text:style-name="Source_20_Text"><text:s/></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7"><text:a xlink:type="simple" xlink:href="#__RefHeading___Toc390_220397779" text:style-name="Index_20_Link" text:visited-style-name="Index_20_Link">Introduction to the Responsive Web Design Challenges<text:tab/>1</text:a></text:p>
          <text:p text:style-name="P7"><text:a xlink:type="simple" xlink:href="#__RefHeading___Toc392_220397779" text:style-name="Index_20_Link" text:visited-style-name="Index_20_Link">Create a Media Query<text:tab/>1</text:a></text:p>
          <text:p text:style-name="P7"><text:a xlink:type="simple" xlink:href="#__RefHeading___Toc394_220397779" text:style-name="Index_20_Link" text:visited-style-name="Index_20_Link">Make an Image Responsive<text:tab/>2</text:a></text:p>
          <text:p text:style-name="P7"><text:a xlink:type="simple" xlink:href="#__RefHeading___Toc396_220397779" text:style-name="Index_20_Link" text:visited-style-name="Index_20_Link">Use a Retina Image for Higher Resolution Displays<text:tab/>3</text:a></text:p>
          <text:p text:style-name="P7"><text:a xlink:type="simple" xlink:href="#__RefHeading___Toc398_220397779" text:style-name="Index_20_Link" text:visited-style-name="Index_20_Link">Make Typography Responsive<text:tab/>3</text:a></text:p>
        </text:index-body>
      </text:table-of-content>
      <text:p text:style-name="P3"/>
      <text:p text:style-name="Horizontal_20_Line"/>
      <text:h text:style-name="P4" text:outline-level="2"><text:bookmark-start text:name="__RefHeading___Toc392_220397779"/>Create a Media Query<text:bookmark-end text:name="__RefHeading___Toc392_220397779"/></text:h>
      <text:p text:style-name="Text_20_body">Media Queries are a new technique introduced in CSS3 that change the presentation of content based on different viewport sizes. The <text:span text:style-name="T2">viewport </text:span>is <text:span text:style-name="T4">a user's visible area of a web page</text:span>, and is different depending on the device used to access the site.</text:p>
      <text:p text:style-name="Text_20_body"><text:span text:style-name="T4">Media Queries consist of a media type</text:span>, and if that media type matches the type of device the document is displayed on, the <text:span text:style-name="T4">styles</text:span> are applied. You can have as many selectors and styles inside your media query as you want.</text:p>
      <text:p text:style-name="Text_20_body">Here's an example of a media query that returns the content when the device's width is less than or equal to 100px:</text:p>
      <text:p text:style-name="Text_20_body"><text:span text:style-name="Source_20_Text"><text:span text:style-name="T2">@media (max-width: 100px) { /* CSS Rules */ }</text:span></text:span></text:p>
      <text:p text:style-name="Text_20_body">and the following media query returns the content when the device's height is more than or equal to 350px:</text:p>
      <text:p text:style-name="Text_20_body"><text:span text:style-name="Source_20_Text"><text:span text:style-name="T2">@media (min-height: 350px) { /* CSS Rules */ }</text:span></text:span></text:p>
      <text:p text:style-name="Text_20_body">Remember, the CSS inside the media query is applied only if the media type matches that of the device being used.</text:p>
      <text:p text:style-name="Horizontal_20_Line"><text:soft-page-break/></text:p>
      <text:p text:style-name="Text_20_body">Add a media query, so that the <text:span text:style-name="Source_20_Text">p</text:span> tag has a <text:span text:style-name="Source_20_Text">font-size</text:span> of 10px when the device's height is less than or equal to 800px.</text:p>
      <text:p text:style-name="P1">&lt;style&gt;</text:p>
      <text:p text:style-name="P1"><text:s text:c="2"/>p {</text:p>
      <text:p text:style-name="P1"><text:s text:c="4"/>font-size: 20px;</text:p>
      <text:p text:style-name="P1"><text:s text:c="2"/>}</text:p>
      <text:p text:style-name="P1"><text:s text:c="2"/></text:p>
      <text:p text:style-name="P1"><text:s text:c="2"/>/* Add media query below */</text:p>
      <text:p text:style-name="P2"><text:s text:c="2"/>@media (max-height:800px){</text:p>
      <text:p text:style-name="P2"><text:s text:c="4"/>p {</text:p>
      <text:p text:style-name="P2"><text:s text:c="6"/>font-size:10px;</text:p>
      <text:p text:style-name="P2"><text:s text:c="4"/>}</text:p>
      <text:p text:style-name="P2"><text:s text:c="2"/>}</text:p>
      <text:p text:style-name="P1">&lt;/style&gt;</text:p>
      <text:p text:style-name="P1"><text:s text:c="2"/></text:p>
      <text:p text:style-name="P1">&lt;p&gt;Lorem ipsum dolor sit amet, consectetur adipiscing elit. Vivamus quis tempus massa. Aenean erat nisl, gravida vel vestibulum cursus, interdum sit amet lectus. Sed sit amet quam nibh. Suspendisse quis tincidunt nulla. In hac habitasse platea dictumst. Ut sit amet pretium nisl. Vivamus vel mi sem. Aenean sit amet consectetur sem. Suspendisse pretium, purus et gravida consequat, nunc ligula ultricies diam, at aliquet velit libero a dui.&lt;/p&gt;</text:p>
      <text:p text:style-name="P1"/>
      <text:p text:style-name="P1"/>
      <text:h text:style-name="P4" text:outline-level="2"><text:bookmark-start text:name="__RefHeading___Toc394_220397779"/>Make an Image Responsive<text:bookmark-end text:name="__RefHeading___Toc394_220397779"/></text:h>
      <text:p text:style-name="Text_20_body">Making images responsive with CSS is actually very simple. Instead of applying an absolute width to an element:</text:p>
      <text:p text:style-name="Text_20_body"><text:span text:style-name="Source_20_Text">img { width: 720px; }</text:span></text:p>
      <text:p text:style-name="Text_20_body">You can use:</text:p>
      <text:p text:style-name="Quotations">img {<text:line-break/><text:span text:style-name="T2">  max-width: 100%;<text:line-break/>  display: block;<text:line-break/>  height: auto;</text:span><text:line-break/>}</text:p>
      <text:p text:style-name="Text_20_body">The <text:span text:style-name="Source_20_Text">max-width</text:span> property of <text:span text:style-name="T4">100% scales the image to fit the width of its container,</text:span> but the image <text:span text:style-name="T4">won't stretch </text:span>wider than its original width. Setting the <text:span text:style-name="Source_20_Text">display</text:span> property to block changes the image from an inline element (its default), to a block element on its own line. The <text:span text:style-name="Source_20_Text"><text:span text:style-name="T4">height</text:span></text:span><text:span text:style-name="T4"> property of auto keeps the original aspect ratio </text:span>of the image.</text:p>
      <text:p text:style-name="Horizontal_20_Line"/>
      <text:p text:style-name="Text_20_body">Add style rules for the <text:span text:style-name="Source_20_Text">img</text:span> tag to make it responsive to the size of its container. It should display as a block-level element, it should fit the full width of its container without stretching, and it should keep its original aspect ratio.</text:p>
      <text:p text:style-name="P1"><text:soft-page-break/>&lt;style&gt;</text:p>
      <text:p text:style-name="P1"><text:s text:c="2"/><text:span text:style-name="T2">img {</text:span></text:p>
      <text:p text:style-name="P2"><text:s text:c="4"/>max-width:100%;</text:p>
      <text:p text:style-name="P2"><text:s text:c="4"/>display:block;</text:p>
      <text:p text:style-name="P2"><text:s text:c="4"/>height:auto;</text:p>
      <text:p text:style-name="P2"><text:s text:c="2"/>}</text:p>
      <text:p text:style-name="P1">&lt;/style&gt;</text:p>
      <text:p text:style-name="P1"/>
      <text:p text:style-name="P1">&lt;img src="https://s3.amazonaws.com/freecodecamp/FCCStickerPack.jpg" alt="freeCodeCamp stickers set"&gt;</text:p>
      <text:p text:style-name="P1"/>
      <text:p text:style-name="P1"/>
      <text:h text:style-name="P4" text:outline-level="2"><text:bookmark-start text:name="__RefHeading___Toc396_220397779"/>Use a Retina Image for Higher Resolution Displays<text:bookmark-end text:name="__RefHeading___Toc396_220397779"/></text:h>
      <text:p text:style-name="Text_20_body">The simplest way to make your images appear "retina" (and optimize them for retina displays) is to <text:span text:style-name="T4">define their </text:span><text:span text:style-name="Source_20_Text"><text:span text:style-name="T4">width</text:span></text:span><text:span text:style-name="T4"> and </text:span><text:span text:style-name="Source_20_Text"><text:span text:style-name="T4">height</text:span></text:span><text:span text:style-name="T4"> values as only half of </text:span>what the original file is.</text:p>
      <text:p text:style-name="Text_20_body">Here is an example of an image that is only using half of the original height and width:</text:p>
      <text:p text:style-name="Quotations">&lt;style&gt;<text:line-break/>  <text:span text:style-name="T2">img { height: 250px; width: 250px; }</text:span><text:line-break/>&lt;/style&gt;<text:line-break/>&lt;img src="coolPic500x500" alt="A most excellent picture"&gt;</text:p>
      <text:p text:style-name="Horizontal_20_Line"/>
      <text:p text:style-name="Text_20_body">Set the <text:span text:style-name="Source_20_Text">width</text:span> and <text:span text:style-name="Source_20_Text">height</text:span> of the <text:span text:style-name="Source_20_Text">img</text:span> tag to half of their original values. In this case, both the original <text:span text:style-name="Source_20_Text">height</text:span> and the original <text:span text:style-name="Source_20_Text">width</text:span> are 200px.</text:p>
      <text:p text:style-name="P1"/>
      <text:p text:style-name="P1">&lt;style&gt;</text:p>
      <text:p text:style-name="P2"><text:s text:c="2"/>img{</text:p>
      <text:p text:style-name="P2"><text:s text:c="6"/>width:100px;</text:p>
      <text:p text:style-name="P2"><text:s text:c="6"/>height:100px;</text:p>
      <text:p text:style-name="P2"><text:s text:c="2"/>}</text:p>
      <text:p text:style-name="P1">&lt;/style&gt;</text:p>
      <text:p text:style-name="P1"/>
      <text:p text:style-name="P1">&lt;img src="https://s3.amazonaws.com/freecodecamp/FCCStickers-CamperBot200x200.jpg" alt="freeCodeCamp sticker that says 'Because CamperBot Cares'"&gt;</text:p>
      <text:p text:style-name="P1"/>
      <text:h text:style-name="P4" text:outline-level="2"><text:bookmark-start text:name="__RefHeading___Toc398_220397779"/>Make Typography Responsive<text:bookmark-end text:name="__RefHeading___Toc398_220397779"/></text:h>
      <text:p text:style-name="Text_20_body">Instead of using <text:span text:style-name="Source_20_Text">em</text:span> or <text:span text:style-name="Source_20_Text">px</text:span> to size text, you can use <text:span text:style-name="T2">viewport units</text:span> for responsive typography. Viewport units, like percentages, are relative units, but they are based off different items. <text:span text:style-name="T4">Viewport units are relative to the viewport dimensions (width or height) of a device, and percentages are relative to the size of the parent container element.</text:span></text:p>
      <text:p text:style-name="Text_20_body">The four different viewport units are:</text:p>
      <text:list xml:id="list2623955943" text:style-name="L1">
        <text:list-item>
          <text:p text:style-name="P9"><text:span text:style-name="Source_20_Text"><text:span text:style-name="T4">vw: 10vw</text:span></text:span><text:span text:style-name="T4"> would be 10% of the viewport's width.</text:span></text:p>
        </text:list-item>
        <text:list-item>
          <text:p text:style-name="P9"><text:soft-page-break/><text:span text:style-name="Source_20_Text"><text:span text:style-name="T2">vh</text:span></text:span><text:span text:style-name="Source_20_Text">: 3vh</text:span> would be 3% of the viewport's height.</text:p>
        </text:list-item>
        <text:list-item>
          <text:p text:style-name="P9"><text:span text:style-name="Source_20_Text"><text:span text:style-name="T2">vmin</text:span></text:span><text:span text:style-name="Source_20_Text">: 70vmin</text:span> would be 70% of the viewport's smaller dimension (height vs. width).</text:p>
        </text:list-item>
        <text:list-item>
          <text:p text:style-name="P8"><text:span text:style-name="Source_20_Text"><text:span text:style-name="T2">vmax</text:span></text:span><text:span text:style-name="Source_20_Text">: 100vmax</text:span> would be 100% of the viewport's bigger dimension (height vs. width).</text:p>
        </text:list-item>
      </text:list>
      <text:p text:style-name="Horizontal_20_Line"/>
      <text:p text:style-name="Text_20_body">Set the <text:span text:style-name="Source_20_Text">width</text:span> of the <text:span text:style-name="Source_20_Text">h2</text:span> tag to 80% of the viewport's width and the <text:span text:style-name="Source_20_Text">width</text:span> of the paragraph as 75% of the viewport's smaller dimension.</text:p>
      <text:p text:style-name="P1">&lt;style&gt;</text:p>
      <text:p text:style-name="P2"><text:s text:c="2"/>h2 {</text:p>
      <text:p text:style-name="P2"><text:s text:c="6"/>width:80vw;</text:p>
      <text:p text:style-name="P2"><text:s text:c="2"/>}</text:p>
      <text:p text:style-name="P2"/>
      <text:p text:style-name="P2"><text:s text:c="2"/>p{</text:p>
      <text:p text:style-name="P2"><text:s text:c="6"/>width:75vmin;</text:p>
      <text:p text:style-name="P2"><text:s text:c="2"/>}</text:p>
      <text:p text:style-name="P1">&lt;/style&gt;</text:p>
      <text:p text:style-name="P1"/>
      <text:p text:style-name="P1">&lt;h2&gt;Importantus Ipsum&lt;/h2&gt;</text:p>
      <text:p text:style-name="P1">&lt;p&gt;Lorem ipsum dolor sit amet, consectetur adipiscing elit. Vivamus quis tempus massa. Aenean erat nisl, gravida vel vestibulum cursus, interdum sit amet lectus. Sed sit amet quam nibh. Suspendisse quis tincidunt nulla. In hac habitasse platea dictumst. Ut sit amet pretium nisl. Vivamus vel mi sem. Aenean sit amet consectetur sem. Suspendisse pretium, purus et gravida consequat, nunc ligula ultricies diam, at aliquet velit libero a dui.&lt;/p&gt;</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Mono" svg:font-family="'Droid Sans Mono', 'Courier New', monospace, 'Droid Sans Fallback'"/>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Definition" style:family="text"/>
    <style:style style:name="Numbering_20_Symbols" style:display-name="Numbering Symbols" style:family="text"/>
    <style:style style:name="Index_20_Link" style:display-name="Index Link" style:family="text"/>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08T01:38:36.338311689</meta:creation-date>
    <dc:date>2019-04-30T07:58:30.243406604</dc:date>
    <meta:editing-duration>PT20H12M1S</meta:editing-duration>
    <meta:editing-cycles>218</meta:editing-cycles>
    <meta:generator>LibreOffice/6.0.7.3$Linux_X86_64 LibreOffice_project/00m0$Build-3</meta:generator>
    <meta:document-statistic meta:table-count="0" meta:image-count="0" meta:object-count="0" meta:page-count="4" meta:paragraph-count="77" meta:word-count="959" meta:character-count="5887" meta:non-whitespace-character-count="4913"/>
  </office:meta>
</office:document-meta>
</file>